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ee5" officeooo:paragraph-rsid="0012a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representación es la escencia de la programación.</text:p>
      <text:p text:style-name="P1">La invención es parte fundamental en el proceso, porque aquí es donde se aplican las técnicas e ideas para lograr programas rápidos en piezas delgadas. Creados por los avances estratégicos.</text:p>
      <text:p text:style-name="P1">La razón de los programas, si me muestras los diagramas de flujo pero <text:s/>ocultas las tablas estaré desconcertado, pero si me muestras las tablas no necesitaré ver los diagramas de flujo porque las descripciones serán evid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3:50:59.645547501</meta:creation-date>
    <dc:date>2016-02-01T13:58:24.783595580</dc:date>
    <meta:editing-duration>P0D</meta:editing-duration>
    <meta:editing-cycles>1</meta:editing-cycles>
    <meta:document-statistic meta:table-count="0" meta:image-count="0" meta:object-count="0" meta:page-count="1" meta:paragraph-count="3" meta:word-count="74" meta:character-count="466" meta:non-whitespace-character-count="394"/>
    <meta:generator>LibreOffice/4.2.8.2$Linux_X86_64 LibreOffice_project/420m0$Build-2</meta:generator>
  </office:meta>
</office:document-meta>
</file>